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2000002B8A7DE5CD001A50C01.png" manifest:media-type="image/png"/>
  <manifest:file-entry manifest:full-path="Pictures/100000010000035F0000024A15AE7E5B1187D97D.png" manifest:media-type="image/png"/>
  <manifest:file-entry manifest:full-path="Pictures/10000001000003A300000288B60BF6E55DD8F66F.png" manifest:media-type="image/png"/>
  <manifest:file-entry manifest:full-path="Pictures/10000001000003A40000026AAA354FA11053DDA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raz1" text:anchor-type="char" svg:x="8.705cm" svg:y="1.505cm" svg:width="10.296cm" svg:height="6.983cm" draw:z-index="0"><draw:image xlink:href="Pictures/1000000100000402000002B8A7DE5CD001A50C01.png" xlink:type="simple" xlink:show="embed" xlink:actuate="onLoad" draw:mime-type="image/png"/></draw:frame><draw:frame draw:style-name="fr1" draw:name="Obraz2" text:anchor-type="char" svg:x="10.559cm" svg:y="12.645cm" svg:width="8.442cm" svg:height="11.543cm" draw:z-index="1"><draw:image xlink:href="Pictures/100000010000035F0000024A15AE7E5B1187D97D.png" xlink:type="simple" xlink:show="embed" xlink:actuate="onLoad" draw:mime-type="image/png"/></draw:frame><draw:frame draw:style-name="fr1" draw:name="Obraz3" text:anchor-type="char" svg:x="-1.311cm" svg:y="11.772cm" svg:width="10.268cm" svg:height="11.832cm" draw:z-index="2"><draw:image xlink:href="Pictures/10000001000003A300000288B60BF6E55DD8F66F.png" xlink:type="simple" xlink:show="embed" xlink:actuate="onLoad" draw:mime-type="image/png"/></draw:frame><draw:frame draw:style-name="fr1" draw:name="Obraz4" text:anchor-type="char" svg:x="-1.88cm" svg:y="1.284cm" svg:width="11.338cm" svg:height="7.518cm" draw:z-index="3"><draw:image xlink:href="Pictures/10000001000003A40000026AAA354FA11053DD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22T16:15:19.445000000</dc:date>
    <meta:editing-duration>PT11M53S</meta:editing-duration>
    <meta:editing-cycles>2</meta:editing-cycles>
    <meta:generator>LibreOffice/7.2.2.2$Windows_X86_64 LibreOffice_project/02b2acce88a210515b4a5bb2e46cbfb63fe97d56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